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ff0000" fo:font-weight="bold" style:font-weight-asian="bold"/>
    </style:style>
    <style:style style:name="P6" style:family="paragraph" style:parent-style-name="Standard" style:list-style-name="WW8Num2"/>
    <style:style style:name="P7" style:family="paragraph" style:parent-style-name="Standard" style:list-style-name="WW8Num1"/>
    <style:style style:name="P8" style:family="paragraph" style:parent-style-name="Standard">
      <style:paragraph-properties fo:margin-left="1in" fo:margin-right="0in" fo:text-indent="0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Standard">
      <style:paragraph-properties fo:margin-left="0.25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style:font-name-asian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SC400 Operating System</text:p>
      <text:p text:style-name="P4"/>
      <text:p text:style-name="P4">Program#1</text:p>
      <text:p text:style-name="P2">Developing a Shell</text:p>
      <text:p text:style-name="P2"/>
      <text:p text:style-name="P2">100 points</text:p>
      <text:p text:style-name="P2"/>
      <text:p text:style-name="P1"><text:span text:style-name="T4">Due: Tuesday, Sept. 18</text:span></text:p>
      <text:p text:style-name="P5"/>
      <text:p text:style-name="P3"/>
      <text:p text:style-name="Standard">The Shell or Command line interpreter is the fundamental User interface to an Operating System. Your first programming assignment is to write a simple shell – <text:span text:style-name="T5">myshell</text:span> – that has the following properties:</text:p>
      <text:p text:style-name="Standard"/>
      <text:list xml:id="list4144441081" text:style-name="WW8Num2">
        <text:list-item>
          <text:p text:style-name="P6">The shell must support the following internal commands:</text:p>
          <text:list>
            <text:list-item>
              <text:p text:style-name="P6"><text:span text:style-name="T5">cd &lt;directory&gt;</text:span> - change the current default directory to <text:span text:style-name="T5">&lt;directory&gt;</text:span>. If the directory argument is not present, report the current directory. If the directory does not exist an appropriate error should be reported. This command should also change the <text:span text:style-name="T5">PWD</text:span> environment variable.</text:p>
            </text:list-item>
            <text:list-item>
              <text:p text:style-name="P6"><text:span text:style-name="T5">clr</text:span> – clear the screen</text:p>
            </text:list-item>
            <text:list-item>
              <text:p text:style-name="P6"><text:span text:style-name="T5">dir &lt;directory&gt; </text:span>- list the contents of directory <text:span text:style-name="T5">&lt;directory&gt;</text:span></text:p>
            </text:list-item>
            <text:list-item>
              <text:p text:style-name="P6"><text:span text:style-name="T5">echo &lt;comment&gt; </text:span>- display <text:span text:style-name="T5">&lt;comment&gt;</text:span> on the display followed by a new line (multiple spaces/tabs may be reduced to a single space)</text:p>
            </text:list-item>
            <text:list-item>
              <text:p text:style-name="P6"><text:span text:style-name="T5">quit </text:span><text:span text:style-name="T6">-</text:span> quit the shell</text:p>
            </text:list-item>
          </text:list>
        </text:list-item>
        <text:list-item>
          <text:p text:style-name="P6">All other command line input is interpreted as program invocation which should be done by the shell forking and executing the programs as its own child processes. </text:p>
        </text:list-item>
        <text:list-item>
          <text:p text:style-name="P6">The shell must support background execution of programs. An ampersand (&amp;) at the end of the command line indicates that the shell should return to the command line prompt immediately after launching that program.</text:p>
        </text:list-item>
        <text:list-item>
          <text:p text:style-name="P6">The command line prompt must contain the pathname of the current directory.</text:p>
        </text:list-item>
      </text:list>
      <text:p text:style-name="Standard"/>
      <text:p text:style-name="Standard"/>
      <text:p text:style-name="Standard"><text:span text:style-name="T7"><text:s/></text:span>Programming requirements:</text:p>
      <text:list xml:id="list1482605561" text:style-name="WW8Num1">
        <text:list-item>
          <text:p text:style-name="P7">Design a simple command line shell that satisfies the above criteria and implement it on a Linux platform.</text:p>
        </text:list-item>
        <text:list-item>
          <text:p text:style-name="P7">Write a simple manual describing how to use the shell. The manual MUST be named <text:span text:style-name="T5">readme</text:span> and must be a simple text document capable of being read by a standard Text editor.</text:p>
        </text:list-item>
        <text:list-item>
          <text:p text:style-name="P7">The source code MUST be extensively commented and appropriately structured to allow your peers to understand and easily maintain the code.</text:p>
        </text:list-item>
        <text:list-item>
          <text:p text:style-name="P7">The submission should contain only source code file(s), include file(s), makefile, and the <text:span text:style-name="T5">readme</text:span> file.</text:p>
        </text:list-item>
        <text:list-item>
          <text:p text:style-name="P7">The <text:span text:style-name="T5">makefile</text:span> MUST generate the binary source file <text:span text:style-name="T5">myshell</text:span>. A sample <text:span text:style-name="T5">makefile</text:span> would be:</text:p>
        </text:list-item>
      </text:list>
      <text:p text:style-name="P8"># Shuangteng Zhang – Operating Systems Programming Assignment 1</text:p>
      <text:p text:style-name="P8"><text:soft-page-break/>myshel: myshell.c utility.c myshell.h</text:p>
      <text:p text:style-name="P8">gcc –Wall myshell.c utility.c –o myshell</text:p>
      <text:p text:style-name="P9">The program <text:span text:style-name="T5">myshell</text:span> is then generated by just typing <text:span text:style-name="T5">make</text:span> at the command line prompt.</text:p>
      <text:list xml:id="list200225853632921" text:continue-numbering="true" text:style-name="WW8Num1">
        <text:list-item>
          <text:p text:style-name="P7">In the instance shown above, the files to be submitted would be:</text:p>
        </text:list-item>
      </text:list>
      <text:p text:style-name="P8">makefile</text:p>
      <text:p text:style-name="P8">myshell.c</text:p>
      <text:p text:style-name="P8">utility.c</text:p>
      <text:p text:style-name="P8">myshell.h</text:p>
      <text:p text:style-name="P8">readme</text:p>
      <text:p text:style-name="P8"/>
      <text:p text:style-name="P1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0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SC400 Operating System</dc:title>
    <dc:subject/>
    <meta:keyword/>
    <dc:description/>
    <meta:initial-creator>Computer Science Department</meta:initial-creator>
    <meta:creation-date>2006-08-30T16:29:00</meta:creation-date>
    <dc:creator>Zhang, Shuangteng</dc:creator>
    <dc:date>2018-09-04T11:52:00</dc:date>
    <meta:editing-cycles>9</meta:editing-cycles>
    <meta:editing-duration>PT47M</meta:editing-duration>
    <meta:document-statistic meta:table-count="0" meta:image-count="0" meta:object-count="0" meta:page-count="2" meta:paragraph-count="31" meta:word-count="374" meta:character-count="2291" meta:non-whitespace-character-count="1957"/>
    <meta:generator>LibreOffice/6.0.3.2$Linux_X86_64 LibreOffice_project/00m0$Build-2</meta:generator>
  </office:meta>
</office:document-meta>
</file>